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Ultrafine_20_Dashed" svg:stroke-color="#a9a9a9" draw:marker-end="Symmetric_20_Arrow" draw:marker-end-width="0.3cm" draw:fill="none" draw:textarea-vertical-align="middle"/>
    </style:style>
    <style:style style:name="gr3" style:family="graphic" style:parent-style-name="standard">
      <style:graphic-properties svg:stroke-color="#c0c0c0" draw:fill-color="#ffffff" draw:textarea-horizontal-align="justify" draw:textarea-vertical-align="middle" draw:auto-grow-height="false" fo:min-height="0.319cm" fo:min-width="0.2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35cm" svg:stroke-color="#808080" draw:marker-start-width="0.252cm" draw:marker-end-width="0.252cm" draw:fill="none" draw:textarea-vertical-align="middle" draw:auto-grow-height="false" fo:min-height="3.13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4.1cm"/>
    </style:style>
    <style:style style:name="gr8" style:family="graphic" style:parent-style-name="standard">
      <style:graphic-properties svg:stroke-width="0.035cm" svg:stroke-color="#808080" draw:marker-start-width="0.252cm" draw:marker-end-width="0.252cm" draw:fill="none" draw:textarea-vertical-align="middle" draw:auto-grow-height="false" fo:min-height="1.328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color="#c0c0c0" draw:fill="none" draw:textarea-horizontal-align="justify" draw:textarea-vertical-align="middle" draw:auto-grow-height="false" fo:min-height="0.65cm" fo:min-width="4cm"/>
    </style:style>
    <style:style style:name="gr10" style:family="graphic" style:parent-style-name="standard">
      <style:graphic-properties svg:stroke-color="#c0c0c0" draw:fill="none" draw:textarea-horizontal-align="justify" draw:textarea-vertical-align="middle" draw:auto-grow-height="false" fo:min-height="0.65cm" fo:min-width="2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color="#696969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696969" fo:font-size="9pt" style:font-size-asian="9pt" style:font-size-complex="9pt"/>
    </style:style>
    <style:style style:name="T4" style:family="text">
      <style:text-properties fo:color="#696969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95cm" svg:y1="4.1cm" svg:x2="9.95cm" svg:y2="5.3cm" draw:start-shape="id1" draw:start-glue-point="2" draw:end-shape="id2" draw:end-glue-point="0" svg:d="M9950 4100v1200" svg:viewBox="0 0 1 1201">
          <text:p/>
        </draw:connector>
        <draw:connector draw:style-name="gr2" draw:text-style-name="P1" draw:layer="layout" draw:type="line" svg:x1="9.95cm" svg:y1="6.2cm" svg:x2="9.933cm" svg:y2="13.728cm" draw:start-shape="id2" draw:start-glue-point="2" svg:d="M9950 6200l-17 7528" svg:viewBox="0 0 18 7529">
          <text:p/>
        </draw:connector>
        <draw:custom-shape draw:style-name="gr3" draw:text-style-name="P3" xml:id="id3" draw:id="id3" draw:layer="layout" svg:width="1.1cm" svg:height="0.803cm" svg:x="14.4cm" svg:y="7.7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95cm" svg:y1="6.2cm" svg:x2="14.4cm" svg:y2="8.101cm" draw:start-shape="id2" draw:start-glue-point="2" draw:end-shape="id3" draw:end-glue-point="6" svg:d="M9950 6200l4450 1901" svg:viewBox="0 0 4451 1902">
          <text:p/>
        </draw:connector>
        <draw:custom-shape draw:style-name="gr3" draw:text-style-name="P3" xml:id="id6" draw:id="id6" draw:layer="layout" svg:width="1.1cm" svg:height="0.803cm" svg:x="14.401cm" svg:y="10.4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" draw:id="id4" draw:layer="layout" svg:width="0.794cm" svg:height="0.641cm" svg:x="14.553cm" svg:y="9.136cm">
          <draw:text-box>
            <text:p><text:span text:style-name="T2">...</text:span></text:p>
          </draw:text-box>
        </draw:frame>
        <draw:connector draw:style-name="gr5" draw:text-style-name="P1" xml:id="id5" draw:id="id5" draw:layer="layout" draw:type="line" svg:x1="14.95cm" svg:y1="9.136cm" svg:x2="14.95cm" svg:y2="9.136cm" draw:start-shape="id4" draw:start-glue-point="0" draw:end-shape="id4" draw:end-glue-point="0" svg:d="M14950 9136z" svg:viewBox="0 0 1 1">
          <text:p/>
        </draw:connector>
        <draw:connector draw:style-name="gr1" draw:text-style-name="P1" draw:layer="layout" draw:type="line" svg:x1="14.95cm" svg:y1="8.503cm" svg:x2="14.95cm" svg:y2="9.136cm" draw:start-shape="id3" draw:start-glue-point="8" draw:end-shape="id5" draw:end-glue-point="0" svg:d="M14950 8503v633" svg:viewBox="0 0 1 634">
          <text:p/>
        </draw:connector>
        <draw:connector draw:style-name="gr1" draw:text-style-name="P1" draw:layer="layout" draw:type="line" svg:x1="14.95cm" svg:y1="9.777cm" svg:x2="14.951cm" svg:y2="10.4cm" draw:start-shape="id4" draw:start-glue-point="2" draw:end-shape="id6" draw:end-glue-point="4" svg:d="M14950 9777l1 623" svg:viewBox="0 0 2 624">
          <text:p/>
        </draw:connector>
        <draw:connector draw:style-name="gr1" draw:text-style-name="P1" draw:layer="layout" draw:type="line" svg:x1="14.951cm" svg:y1="11.203cm" svg:x2="14.969cm" svg:y2="12.637cm" draw:start-shape="id6" draw:start-glue-point="8" draw:end-shape="id7" draw:end-glue-point="0" svg:d="M14951 11203l18 1434" svg:viewBox="0 0 19 1435">
          <text:p/>
        </draw:connector>
        <draw:custom-shape draw:style-name="gr6" draw:text-style-name="P1" draw:layer="layout" svg:width="1.1cm" svg:height="3.6cm" svg:x="15.8cm" svg:y="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4.6cm" svg:height="0.947cm" svg:x="17.8cm" svg:y="12.753cm">
          <draw:text-box>
            <text:p><text:span text:style-name="T3">The rest of</text:span></text:p>
            <text:p><text:span text:style-name="T3">The function</text:span></text:p>
          </draw:text-box>
        </draw:frame>
        <draw:frame draw:style-name="gr4" draw:text-style-name="P4" draw:layer="layout" svg:width="1.332cm" svg:height="0.641cm" svg:x="13.968cm" svg:y="11.7cm">
          <draw:text-box>
            <text:p><text:span text:style-name="T2">then</text:span></text:p>
          </draw:text-box>
        </draw:frame>
        <draw:custom-shape draw:style-name="gr8" draw:text-style-name="P1" draw:layer="layout" svg:width="0.9cm" svg:height="1.7cm" svg:x="17cm" svg:y="1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4.6cm" svg:height="0.947cm" svg:x="16.9cm" svg:y="8.953cm">
          <draw:text-box>
            <text:p><text:span text:style-name="T3">HTTP call via</text:span></text:p>
            <text:p><text:span text:style-name="T3">“</text:span><text:span text:style-name="T4">request-promise</text:span><text:span text:style-name="T3">”</text:span></text:p>
          </draw:text-box>
        </draw:frame>
        <draw:custom-shape draw:style-name="gr9" draw:text-style-name="P1" xml:id="id1" draw:id="id1" draw:layer="layout" svg:width="4.5cm" svg:height="0.9cm" svg:x="7.7cm" svg:y="3.2cm">
          <text:p text:style-name="P2"><text:span text:style-name="T1">console.log(‘Starting F’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4.5cm" svg:height="0.9cm" svg:x="7.7cm" svg:y="5.3cm">
          <text:p text:style-name="P2"><text:span text:style-name="T1">rp('http://example.com'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3.4cm" svg:height="0.9cm" svg:x="13.269cm" svg:y="12.637cm">
          <text:p text:style-name="P2"><text:span text:style-name="T1">console.log(resul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6:19:28.402586000</meta:creation-date>
    <dc:date>2017-10-01T19:26:31.122464000</dc:date>
    <meta:editing-duration>PT23M40S</meta:editing-duration>
    <meta:editing-cycles>7</meta:editing-cycles>
    <meta:generator>LibreOffice/5.3.6.1$MacOSX_X86_64 LibreOffice_project/686f202eff87ef707079aeb7f485847613344eb7</meta:generator>
    <meta:document-statistic meta:object-count="18"/>
  </office:meta>
</office:document-meta>
</file>